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796bd" officeooo:paragraph-rsid="000796bd"/>
    </style:style>
    <style:style style:name="P2" style:family="paragraph" style:parent-style-name="Standard">
      <style:text-properties officeooo:rsid="0008a91c" officeooo:paragraph-rsid="0008a91c"/>
    </style:style>
    <style:style style:name="P3" style:family="paragraph" style:parent-style-name="Standard">
      <style:text-properties officeooo:rsid="00098cf9" officeooo:paragraph-rsid="00098cf9"/>
    </style:style>
    <style:style style:name="P4" style:family="paragraph" style:parent-style-name="Standard">
      <style:text-properties officeooo:rsid="00098cf9" officeooo:paragraph-rsid="00098cf9"/>
    </style:style>
    <style:style style:name="P5" style:family="paragraph" style:parent-style-name="Standard">
      <style:text-properties officeooo:rsid="000d6d13" officeooo:paragraph-rsid="000d6d13"/>
    </style:style>
    <style:style style:name="P6" style:family="paragraph" style:parent-style-name="Standard">
      <style:text-properties officeooo:rsid="000efc88" officeooo:paragraph-rsid="000efc88"/>
    </style:style>
    <style:style style:name="P7" style:family="paragraph" style:parent-style-name="Standard">
      <style:text-properties officeooo:rsid="0008a91c" officeooo:paragraph-rsid="0008a91c"/>
    </style:style>
    <style:style style:name="P8" style:family="paragraph" style:parent-style-name="Standard">
      <style:text-properties officeooo:rsid="0015220e" officeooo:paragraph-rsid="0015220e"/>
    </style:style>
    <style:style style:name="P9" style:family="paragraph" style:parent-style-name="Table_20_Contents">
      <style:text-properties officeooo:rsid="000d6d13" officeooo:paragraph-rsid="000d6d13"/>
    </style:style>
    <style:style style:name="P10" style:family="paragraph" style:parent-style-name="Table_20_Contents">
      <style:text-properties officeooo:rsid="000efc88" officeooo:paragraph-rsid="000efc88"/>
    </style:style>
    <style:style style:name="P11" style:family="paragraph" style:parent-style-name="Table_20_Contents">
      <style:text-properties officeooo:rsid="000efc88" officeooo:paragraph-rsid="000efc88" fo:background-color="#ffff66"/>
    </style:style>
    <style:style style:name="P12" style:family="paragraph">
      <style:paragraph-properties fo:text-align="center"/>
    </style:style>
    <style:style style:name="P13" style:family="paragraph">
      <style:text-properties fo:font-weight="bold" style:font-weight-asian="bold" style:font-weight-complex="bold"/>
    </style:style>
    <style:style style:name="T1" style:family="text">
      <style:text-properties officeooo:rsid="00098cf9"/>
    </style:style>
    <style:style style:name="T2" style:family="text">
      <style:text-properties officeooo:rsid="000efc88"/>
    </style:style>
    <style:style style:name="T3" style:family="text">
      <style:text-properties fo:background-color="#ffff66" loext:char-shading-value="0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201in" svg:stroke-color="#dd4814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201in" svg:stroke-color="#333333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201in" svg:stroke-color="#77216f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Ultrafine_20_Dashed" svg:stroke-width="0in" svg:stroke-color="#000000" draw:marker-end="Arrowheads_20_1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Ultrafine_20_Dashed" svg:stroke-width="0in" svg:stroke-color="#000000" draw:marker-end="Arrowheads_20_1" draw:fill="none" draw:fill-color="#ffffff" fo:min-height="0.4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Ultrafine_20_Dashed" svg:stroke-width="0in" svg:stroke-color="#000000" draw:marker-end="Arrowheads_20_1" draw:fill="none" draw:fill-color="#ffffff" fo:min-height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Ultrafine_20_Dashed" svg:stroke-width="0in" svg:stroke-color="#000000" draw:marker-end="Arrowheads_20_1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d Jul 9, 2014</text:p>
      <text:p text:style-name="P1">===================</text:p>
      <text:p text:style-name="P1"/>
      <text:p text:style-name="P2">Objective:</text:p>
      <text:p text:style-name="P2">[1] passing variables from one makefile to the another, <text:span text:style-name="T1">and observing the outcome</text:span></text:p>
      <text:p text:style-name="P2"/>
      <text:p text:style-name="P8">idea:</text:p>
      <text:p text:style-name="P8">each makefile will create a variable and pass it down to the other makefile(s). </text:p>
      <text:p text:style-name="P2"/>
      <text:p text:style-name="P3">architecture:</text:p>
      <text:p text:style-name="P3"><draw:rect text:anchor-type="paragraph" draw:z-index="4" draw:style-name="gr2" draw:text-style-name="P12" svg:width="6.3858in" svg:height="1.0213in" svg:x="0.2382in" svg:y="0.1425in"><text:p/></draw:rect></text:p>
      <text:p text:style-name="P3"><draw:frame text:anchor-type="paragraph" draw:z-index="12" draw:style-name="gr8" draw:text-style-name="P13" svg:width="2.0941in" svg:height="0.4795in" svg:x="4.9154in" svg:y="3.0134in"><draw:text-box><text:p><text:span text:style-name="T5">directory history level 2</text:span></text:p></draw:text-box></draw:frame><draw:frame text:anchor-type="paragraph" draw:z-index="11" draw:style-name="gr7" draw:text-style-name="P13" svg:width="2.3024in" svg:height="0.5524in" svg:x="4.8319in" svg:y="1.8882in"><draw:text-box><text:p><text:span text:style-name="T5">directory history level 1</text:span></text:p></draw:text-box></draw:frame><draw:frame text:anchor-type="paragraph" draw:z-index="10" draw:style-name="gr6" draw:text-style-name="P13" svg:width="2.5732in" svg:height="0.4276in" svg:x="4.8634in" svg:y="0.7008in"><draw:text-box><text:p><text:span text:style-name="T5">directory history level 0</text:span></text:p></draw:text-box></draw:frame><draw:line text:anchor-type="paragraph" draw:z-index="9" draw:style-name="gr5" draw:text-style-name="P12" svg:x1="1.4882in" svg:y1="1.9193in" svg:x2="1.5091in" svg:y2="2.263in"><text:p/></draw:line><draw:line text:anchor-type="paragraph" draw:z-index="8" draw:style-name="gr5" draw:text-style-name="P12" svg:x1="1.6756in" svg:y1="0.7839in" svg:x2="2.8421in" svg:y2="1.2319in"><text:p/></draw:line><draw:line text:anchor-type="paragraph" draw:z-index="7" draw:style-name="gr5" draw:text-style-name="P12" svg:x1="1.4673in" svg:y1="0.7217in" svg:x2="1.4673in" svg:y2="1.3051in"><text:p/></draw:line><draw:rect text:anchor-type="paragraph" draw:z-index="6" draw:style-name="gr4" draw:text-style-name="P12" svg:width="6.4898in" svg:height="1.0524in" svg:x="0.2382in" svg:y="2.211in"><text:p/></draw:rect><draw:rect text:anchor-type="paragraph" draw:z-index="5" draw:style-name="gr3" draw:text-style-name="P12" svg:width="6.4276in" svg:height="1.0835in" svg:x="0.2382in" svg:y="1.0445in"><text:p/></draw:rect><draw:rect text:anchor-type="paragraph" draw:z-index="3" draw:style-name="gr1" draw:text-style-name="P12" svg:width="1.3024in" svg:height="0.6776in" svg:x="0.9154in" svg:y="2.2634in"><text:p text:style-name="P12">CodeB has</text:p><text:p text:style-name="P12"><text:span text:style-name="T5">“</text:span><text:span text:style-name="T5">CodeB_hello”</text:span></text:p></draw:rect><draw:rect text:anchor-type="paragraph" draw:z-index="2" draw:style-name="gr1" draw:text-style-name="P12" svg:width="1.3024in" svg:height="0.6776in" svg:x="2.4047in" svg:y="1.2319in"><text:p text:style-name="P12">CodeC has</text:p><text:p text:style-name="P12"><text:span text:style-name="T5">“</text:span><text:span text:style-name="T5">CodeC_hello”</text:span></text:p></draw:rect><draw:rect text:anchor-type="paragraph" draw:z-index="0" draw:style-name="gr1" draw:text-style-name="P12" svg:width="1.3024in" svg:height="0.6776in" svg:x="0.9256in" svg:y="0.1071in"><text:p text:style-name="P12">Workroot has</text:p><text:p text:style-name="P12"><text:span text:style-name="T4">“</text:span><text:span text:style-name="T4">WORKROOT_HELLO”</text:span></text:p></draw:rect></text:p>
      <text:p text:style-name="P3"/>
      <text:p text:style-name="P3"/>
      <text:p text:style-name="P3"/>
      <text:p text:style-name="P3"/>
      <text:p text:style-name="P3"/>
      <text:p text:style-name="P3"><draw:rect text:anchor-type="paragraph" draw:z-index="1" draw:style-name="gr1" draw:text-style-name="P12" svg:width="1.3024in" svg:height="0.6776in" svg:x="0.6862in" svg:y="0.0819in"><text:p text:style-name="P12">CodeA has</text:p><text:p text:style-name="P12"><text:span text:style-name="T5">“</text:span><text:span text:style-name="T5">CodeA_hello”</text:span></text:p></draw:rect></text:p>
      <text:p text:style-name="P3"/>
      <text:p text:style-name="P3"><draw:line text:anchor-type="paragraph" draw:z-index="13" draw:style-name="gr9" draw:text-style-name="P12" svg:x1="1.9882in" svg:y1="0.0736in" svg:x2="2.4728in" svg:y2="0.0528in"><text:p/></draw:line></text:p>
      <text:p text:style-name="P3"><draw:line text:anchor-type="paragraph" draw:z-index="14" draw:style-name="gr9" draw:text-style-name="P12" svg:x1="2.1709in" svg:y1="0.965in" svg:x2="2.8272in" svg:y2="0.1839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analyzed output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">---------------------------</text:p>
            <text:p text:style-name="P10"><text:span text:style-name="T3">makefile WORKROOT</text:span></text:p>
            <text:p text:style-name="P10">---------------------------</text:p>
            <text:p text:style-name="P10">WORKROOT_hello: Hello from WORKROOT makefile</text:p>
            <text:p text:style-name="P10">codeA_hello:</text:p>
            <text:p text:style-name="P10">codeB_hello:</text:p>
            <text:p text:style-name="P10">codeC_hello:</text:p>
            <text:p text:style-name="P10">make[1]: Entering directory `/home/alshamlan/Dropbox/Skillset_for_dropbox_May31_2014/1_makefile/code_example/propagating_variables_in_nested_makefiles/codeA'</text:p>
            <text:p text:style-name="P10">---------------------------</text:p>
            <text:p text:style-name="P11">makefile codeA</text:p>
            <text:p text:style-name="P10">---------------------------</text:p>
            <text:p text:style-name="P10">WORKROOT_hello: Hello from WORKROOT makefile</text:p>
            <text:p text:style-name="P10">codeA_hello: Hello from codeA makefile</text:p>
            <text:p text:style-name="P10">codeB_hello:</text:p>
            <text:p text:style-name="P10">codeC_hello:</text:p>
            <text:p text:style-name="P10"><text:soft-page-break/>make[2]: Entering directory `/home/alshamlan/Dropbox/Skillset_for_dropbox_May31_2014/1_makefile/code_example/propagating_variables_in_nested_makefiles/codeA/codeB'</text:p>
            <text:p text:style-name="P10">---------------------------</text:p>
            <text:p text:style-name="P11">makefile codeB</text:p>
            <text:p text:style-name="P10">---------------------------</text:p>
            <text:p text:style-name="P10">WORKROOT_hello: Hello from WORKROOT makefile</text:p>
            <text:p text:style-name="P10">codeA_hello: Hello from codeA makefile</text:p>
            <text:p text:style-name="P10">codeB_hello: Hello from codeB makefile</text:p>
            <text:p text:style-name="P10">codeC_hello:</text:p>
            <text:p text:style-name="P10">make[3]: Entering directory `/home/alshamlan/Dropbox/Skillset_for_dropbox_May31_2014/1_makefile/code_example/propagating_variables_in_nested_makefiles/codeC'</text:p>
            <text:p text:style-name="P10">---------------------------</text:p>
            <text:p text:style-name="P11">makefile codeC</text:p>
            <text:p text:style-name="P10">---------------------------</text:p>
            <text:p text:style-name="P10">WORKROOT_hello: Hello from WORKROOT makefile</text:p>
            <text:p text:style-name="P10">codeA_hello: Hello from codeA makefile</text:p>
            <text:p text:style-name="P10">codeB_hello: Hello from codeB makefile</text:p>
            <text:p text:style-name="P10">codeC_hello: Hello from codeC makefile</text:p>
            <text:p text:style-name="P10">make[3]: Leaving directory `/home/alshamlan/Dropbox/Skillset_for_dropbox_May31_2014/1_makefile/code_example/propagating_variables_in_nested_makefiles/codeC'</text:p>
            <text:p text:style-name="P10">make[2]: Leaving directory `/home/alshamlan/Dropbox/Skillset_for_dropbox_May31_2014/1_makefile/code_example/propagating_variables_in_nested_makefiles/codeA/codeB'</text:p>
            <text:p text:style-name="P10">make[2]: Entering directory `/home/alshamlan/Dropbox/Skillset_for_dropbox_May31_2014/1_makefile/code_example/propagating_variables_in_nested_makefiles/codeC'</text:p>
            <text:p text:style-name="P10">---------------------------</text:p>
            <text:p text:style-name="P11">makefile codeC</text:p>
            <text:p text:style-name="P10">---------------------------</text:p>
            <text:p text:style-name="P10">WORKROOT_hello: Hello from WORKROOT makefile</text:p>
            <text:p text:style-name="P10">codeA_hello: Hello from codeA makefile</text:p>
            <text:p text:style-name="P10">codeB_hello:</text:p>
            <text:p text:style-name="P10">codeC_hello: Hello from codeC makefile</text:p>
            <text:p text:style-name="P10">make[2]: Leaving directory `/home/alshamlan/Dropbox/Skillset_for_dropbox_May31_2014/1_makefile/code_example/propagating_variables_in_nested_makefiles/codeC'</text:p>
            <text:p text:style-name="P10">make[1]: Leaving directory `/home/alshamlan/Dropbox/Skillset_for_dropbox_May31_2014/1_makefile/code_example/propagating_variables_in_nested_makefiles/codeA'</text:p>
            <text:p text:style-name="P10">make[1]: Entering directory `/home/alshamlan/Dropbox/Skillset_for_dropbox_May31_2014/1_makefile/code_example/propagating_variables_in_nested_makefiles/codeC'</text:p>
            <text:p text:style-name="P10">---------------------------</text:p>
            <text:p text:style-name="P11">makefile codeC</text:p>
            <text:p text:style-name="P10">---------------------------</text:p>
            <text:p text:style-name="P10"><text:soft-page-break/>WORKROOT_hello: Hello from WORKROOT makefile</text:p>
            <text:p text:style-name="P10">codeA_hello:</text:p>
            <text:p text:style-name="P10">codeB_hello:</text:p>
            <text:p text:style-name="P10">codeC_hello: Hello from codeC makefile</text:p>
            <text:p text:style-name="P10">make[1]: Leaving directory `/home/alshamlan/Dropbox/Skillset_for_dropbox_May31_2014/1_makefile/code_example/propagating_variables_in_nested_makefiles/codeC'</text:p>
          </table:table-cell>
        </table:table-row>
      </table:table>
      <text:p text:style-name="P6"/>
      <text:p text:style-name="P5"/>
      <text:p text:style-name="P5"><text:span text:style-name="T2">raw </text:span>output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alshamlan@alshamlan-OptiPlex-980:~/Dropbox/Skillset_for_dropbox_May31_2014/1_makefile/code_example/propagating_variables_in_nested_makefiles$ make</text:p>
            <text:p text:style-name="P9">echo "---------------------------"</text:p>
            <text:p text:style-name="P9">---------------------------</text:p>
            <text:p text:style-name="P9">echo makefile WORKROOT</text:p>
            <text:p text:style-name="P9">makefile WORKROOT</text:p>
            <text:p text:style-name="P9">echo "---------------------------"</text:p>
            <text:p text:style-name="P9">---------------------------</text:p>
            <text:p text:style-name="P9">echo WORKROOT: /home/alshamlan/Dropbox/Skillset_for_dropbox_May31_2014/1_makefile/code_example/propagating_variables_in_nested_makefiles</text:p>
            <text:p text:style-name="P9">WORKROOT: /home/alshamlan/Dropbox/Skillset_for_dropbox_May31_2014/1_makefile/code_example/propagating_variables_in_nested_makefiles</text:p>
            <text:p text:style-name="P9">echo WORKROOT_hello: "Hello from WORKROOT makefile" </text:p>
            <text:p text:style-name="P9">WORKROOT_hello: Hello from WORKROOT makefile</text:p>
            <text:p text:style-name="P9">echo codeA_hello: <text:s/></text:p>
            <text:p text:style-name="P9">codeA_hello:</text:p>
            <text:p text:style-name="P9">echo codeB_hello: </text:p>
            <text:p text:style-name="P9">codeB_hello:</text:p>
            <text:p text:style-name="P9">echo codeC_hello: </text:p>
            <text:p text:style-name="P9">codeC_hello:</text:p>
            <text:p text:style-name="P9"># invocaing anther make</text:p>
            <text:p text:style-name="P9">make -C /home/alshamlan/Dropbox/Skillset_for_dropbox_May31_2014/1_makefile/code_example/propagating_variables_in_nested_makefiles/codeA</text:p>
            <text:p text:style-name="P9">make[1]: Entering directory `/home/alshamlan/Dropbox/Skillset_for_dropbox_May31_2014/1_makefile/code_example/propagating_variables_in_nested_makefiles/codeA'</text:p>
            <text:p text:style-name="P9">echo "---------------------------"</text:p>
            <text:p text:style-name="P9">---------------------------</text:p>
            <text:p text:style-name="P9">echo makefile codeA</text:p>
            <text:p text:style-name="P9">makefile codeA</text:p>
            <text:p text:style-name="P9">echo "---------------------------"</text:p>
            <text:p text:style-name="P9">---------------------------</text:p>
            <text:p text:style-name="P9">echo WORKROOT: /home/alshamlan/Dropbox/Skillset_for_dropbox_May31_2014/1_makefile/code_example/propagatin<text:soft-page-break/>g_variables_in_nested_makefiles</text:p>
            <text:p text:style-name="P9">WORKROOT: /home/alshamlan/Dropbox/Skillset_for_dropbox_May31_2014/1_makefile/code_example/propagating_variables_in_nested_makefiles</text:p>
            <text:p text:style-name="P9">echo WORKROOT_hello: "Hello from WORKROOT makefile" </text:p>
            <text:p text:style-name="P9">WORKROOT_hello: Hello from WORKROOT makefile</text:p>
            <text:p text:style-name="P9">echo codeA_hello: "Hello from codeA makefile" </text:p>
            <text:p text:style-name="P9">codeA_hello: Hello from codeA makefile</text:p>
            <text:p text:style-name="P9">echo codeB_hello: </text:p>
            <text:p text:style-name="P9">codeB_hello:</text:p>
            <text:p text:style-name="P9">echo codeC_hello: </text:p>
            <text:p text:style-name="P9">codeC_hello:</text:p>
            <text:p text:style-name="P9"># openning another make</text:p>
            <text:p text:style-name="P9">make -C /home/alshamlan/Dropbox/Skillset_for_dropbox_May31_2014/1_makefile/code_example/propagating_variables_in_nested_makefiles/codeA/codeB</text:p>
            <text:p text:style-name="P9">make[2]: Entering directory `/home/alshamlan/Dropbox/Skillset_for_dropbox_May31_2014/1_makefile/code_example/propagating_variables_in_nested_makefiles/codeA/codeB'</text:p>
            <text:p text:style-name="P9">echo "---------------------------"</text:p>
            <text:p text:style-name="P9">---------------------------</text:p>
            <text:p text:style-name="P9">echo makefile codeB</text:p>
            <text:p text:style-name="P9">makefile codeB</text:p>
            <text:p text:style-name="P9">echo "---------------------------"</text:p>
            <text:p text:style-name="P9">---------------------------</text:p>
            <text:p text:style-name="P9">echo WORKROOT: /home/alshamlan/Dropbox/Skillset_for_dropbox_May31_2014/1_makefile/code_example/propagating_variables_in_nested_makefiles</text:p>
            <text:p text:style-name="P9">WORKROOT: /home/alshamlan/Dropbox/Skillset_for_dropbox_May31_2014/1_makefile/code_example/propagating_variables_in_nested_makefiles</text:p>
            <text:p text:style-name="P9">echo WORKROOT_hello: "Hello from WORKROOT makefile" </text:p>
            <text:p text:style-name="P9">WORKROOT_hello: Hello from WORKROOT makefile</text:p>
            <text:p text:style-name="P9">echo codeA_hello: "Hello from codeA makefile" </text:p>
            <text:p text:style-name="P9">codeA_hello: Hello from codeA makefile</text:p>
            <text:p text:style-name="P9">echo codeB_hello: "Hello from codeB makefile"</text:p>
            <text:p text:style-name="P9">codeB_hello: Hello from codeB makefile</text:p>
            <text:p text:style-name="P9">echo codeC_hello: </text:p>
            <text:p text:style-name="P9">codeC_hello:</text:p>
            <text:p text:style-name="P9"># openning another make</text:p>
            <text:p text:style-name="P9">make -C /home/alshamlan/Dropbox/Skillset_for_dropbox_May31_2014/1_makefile/code_example/propagating_variables_in_nested_makefiles/codeC</text:p>
            <text:p text:style-name="P9">make[3]: Entering directory `/home/alshamlan/Dropbox/Skillset_for_dropbox_May31_2014/1_makefile/code_example/propagating_variables_in_nested_makefiles/codeC'</text:p>
            <text:p text:style-name="P9">echo "---------------------------"</text:p>
            <text:p text:style-name="P9">---------------------------</text:p>
            <text:p text:style-name="P9"><text:soft-page-break/>echo makefile codeC</text:p>
            <text:p text:style-name="P9">makefile codeC</text:p>
            <text:p text:style-name="P9">echo "---------------------------"</text:p>
            <text:p text:style-name="P9">---------------------------</text:p>
            <text:p text:style-name="P9">echo WORKROOT: /home/alshamlan/Dropbox/Skillset_for_dropbox_May31_2014/1_makefile/code_example/propagating_variables_in_nested_makefiles</text:p>
            <text:p text:style-name="P9">WORKROOT: /home/alshamlan/Dropbox/Skillset_for_dropbox_May31_2014/1_makefile/code_example/propagating_variables_in_nested_makefiles</text:p>
            <text:p text:style-name="P9">echo WORKROOT_hello: "Hello from WORKROOT makefile" </text:p>
            <text:p text:style-name="P9">WORKROOT_hello: Hello from WORKROOT makefile</text:p>
            <text:p text:style-name="P9">echo codeA_hello: "Hello from codeA makefile" </text:p>
            <text:p text:style-name="P9">codeA_hello: Hello from codeA makefile</text:p>
            <text:p text:style-name="P9">echo codeB_hello: "Hello from codeB makefile"</text:p>
            <text:p text:style-name="P9">codeB_hello: Hello from codeB makefile</text:p>
            <text:p text:style-name="P9">echo codeC_hello: "Hello from codeC makefile"</text:p>
            <text:p text:style-name="P9">codeC_hello: Hello from codeC makefile</text:p>
            <text:p text:style-name="P9">make[3]: Leaving directory `/home/alshamlan/Dropbox/Skillset_for_dropbox_May31_2014/1_makefile/code_example/propagating_variables_in_nested_makefiles/codeC'</text:p>
            <text:p text:style-name="P9">make[2]: Leaving directory `/home/alshamlan/Dropbox/Skillset_for_dropbox_May31_2014/1_makefile/code_example/propagating_variables_in_nested_makefiles/codeA/codeB'</text:p>
            <text:p text:style-name="P9">make -C /home/alshamlan/Dropbox/Skillset_for_dropbox_May31_2014/1_makefile/code_example/propagating_variables_in_nested_makefiles/codeC</text:p>
            <text:p text:style-name="P9">make[2]: Entering directory `/home/alshamlan/Dropbox/Skillset_for_dropbox_May31_2014/1_makefile/code_example/propagating_variables_in_nested_makefiles/codeC'</text:p>
            <text:p text:style-name="P9">echo "---------------------------"</text:p>
            <text:p text:style-name="P9">---------------------------</text:p>
            <text:p text:style-name="P9">echo makefile codeC</text:p>
            <text:p text:style-name="P9">makefile codeC</text:p>
            <text:p text:style-name="P9">echo "---------------------------"</text:p>
            <text:p text:style-name="P9">---------------------------</text:p>
            <text:p text:style-name="P9">echo WORKROOT: /home/alshamlan/Dropbox/Skillset_for_dropbox_May31_2014/1_makefile/code_example/propagating_variables_in_nested_makefiles</text:p>
            <text:p text:style-name="P9">WORKROOT: /home/alshamlan/Dropbox/Skillset_for_dropbox_May31_2014/1_makefile/code_example/propagating_variables_in_nested_makefiles</text:p>
            <text:p text:style-name="P9">echo WORKROOT_hello: "Hello from WORKROOT makefile" </text:p>
            <text:p text:style-name="P9">WORKROOT_hello: Hello from WORKROOT makefile</text:p>
            <text:p text:style-name="P9">echo codeA_hello: "Hello from codeA makefile" </text:p>
            <text:p text:style-name="P9">codeA_hello: Hello from codeA makefile</text:p>
            <text:p text:style-name="P9">echo codeB_hello: </text:p>
            <text:p text:style-name="P9">codeB_hello:</text:p>
            <text:p text:style-name="P9"><text:soft-page-break/>echo codeC_hello: "Hello from codeC makefile"</text:p>
            <text:p text:style-name="P9">codeC_hello: Hello from codeC makefile</text:p>
            <text:p text:style-name="P9">make[2]: Leaving directory `/home/alshamlan/Dropbox/Skillset_for_dropbox_May31_2014/1_makefile/code_example/propagating_variables_in_nested_makefiles/codeC'</text:p>
            <text:p text:style-name="P9">make[1]: Leaving directory `/home/alshamlan/Dropbox/Skillset_for_dropbox_May31_2014/1_makefile/code_example/propagating_variables_in_nested_makefiles/codeA'</text:p>
            <text:p text:style-name="P9">make -C /home/alshamlan/Dropbox/Skillset_for_dropbox_May31_2014/1_makefile/code_example/propagating_variables_in_nested_makefiles/codeC<text:tab/></text:p>
            <text:p text:style-name="P9">make[1]: Entering directory `/home/alshamlan/Dropbox/Skillset_for_dropbox_May31_2014/1_makefile/code_example/propagating_variables_in_nested_makefiles/codeC'</text:p>
            <text:p text:style-name="P9">echo "---------------------------"</text:p>
            <text:p text:style-name="P9">---------------------------</text:p>
            <text:p text:style-name="P9">echo makefile codeC</text:p>
            <text:p text:style-name="P9">makefile codeC</text:p>
            <text:p text:style-name="P9">echo "---------------------------"</text:p>
            <text:p text:style-name="P9">---------------------------</text:p>
            <text:p text:style-name="P9">echo WORKROOT: /home/alshamlan/Dropbox/Skillset_for_dropbox_May31_2014/1_makefile/code_example/propagating_variables_in_nested_makefiles</text:p>
            <text:p text:style-name="P9">WORKROOT: /home/alshamlan/Dropbox/Skillset_for_dropbox_May31_2014/1_makefile/code_example/propagating_variables_in_nested_makefiles</text:p>
            <text:p text:style-name="P9">echo WORKROOT_hello: "Hello from WORKROOT makefile" </text:p>
            <text:p text:style-name="P9">WORKROOT_hello: Hello from WORKROOT makefile</text:p>
            <text:p text:style-name="P9">echo codeA_hello: <text:s/></text:p>
            <text:p text:style-name="P9">codeA_hello:</text:p>
            <text:p text:style-name="P9">echo codeB_hello: </text:p>
            <text:p text:style-name="P9">codeB_hello:</text:p>
            <text:p text:style-name="P9">echo codeC_hello: "Hello from codeC makefile"</text:p>
            <text:p text:style-name="P9">codeC_hello: Hello from codeC makefile</text:p>
            <text:p text:style-name="P9">make[1]: Leaving directory `/home/alshamlan/Dropbox/Skillset_for_dropbox_May31_2014/1_makefile/code_example/propagating_variables_in_nested_makefiles/codeC'</text:p>
            <text:p text:style-name="P9">alshamlan@alshamlan-OptiPlex-980:~/Dropbox/Skillset_for_dropbox_May31_2014/1_makefile/code_example/propagating_variables_in_nested_makefiles$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0:51:13.796771163</meta:creation-date>
    <meta:generator>LibreOffice/4.2.4.2$Linux_X86_64 LibreOffice_project/420m0$Build-2</meta:generator>
    <dc:date>2014-07-09T12:57:23.086974234</dc:date>
    <meta:editing-duration>PT34M7S</meta:editing-duration>
    <meta:editing-cycles>15</meta:editing-cycles>
    <meta:document-statistic meta:table-count="2" meta:image-count="0" meta:object-count="0" meta:page-count="6" meta:paragraph-count="177" meta:word-count="557" meta:character-count="9874" meta:non-whitespace-character-count="9313"/>
  </office:meta>
</office:document-meta>
</file>